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4">
          <table:table-cell table:style-name="ce30" office:value-type="date" office:date-value="2017-10-18" calcext:value-type="date">
            <text:p>2017-10-18</text:p>
          </table:table-cell>
          <table:table-cell table:number-columns-repeated="7"/>
          <table:table-cell office:value-type="string" calcext:value-type="string">
            <text:p>- COS301 PEER EDITING DUE!!!</text:p>
            <text:p>- COS301: Class</text:p>
            <text:p>- Check for things due for NMD324</text:p>
            <text:p>- NMD324: Class (Film)</text:p>
          </table:table-cell>
          <table:table-cell table:number-columns-repeated="1015"/>
        </table:table-row>
        <table:table-row table:style-name="ro14">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1015"/>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8">00/00/0000</text:date>, <text:time style:data-style-name="N2" text:time-value="23:45:35.20451294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8T00:01:07.095217681</dc:date>
    <meta:creation-date>2016-09-05T22:47:24Z</meta:creation-date>
    <meta:editing-cycles>1299</meta:editing-cycles>
    <meta:editing-duration>P26DT14H6M56S</meta:editing-duration>
    <meta:generator>LibreOffice/5.2.7.2$Linux_X86_64 LibreOffice_project/20m0$Build-2</meta:generator>
    <meta:document-statistic meta:table-count="4" meta:cell-count="4027" meta:object-count="0"/>
  </office:meta>
</office:document-meta>
</file>